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24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1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4">
      <style:text-properties style:text-underline-style="none"/>
    </style:style>
    <style:style style:name="ce6" style:family="table-cell" style:parent-style-name="Default" style:data-style-name="N104">
      <style:text-properties fo:color="#00ae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AN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row table:style-name="ro1" table:number-rows-repeated="9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sa dscto</text:p>
          </table:table-cell>
          <table:table-cell table:style-name="ce1" office:value-type="percentage" office:value="0.2" calcext:value-type="percentage">
            <text:p>2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a impositiva</text:p>
          </table:table-cell>
          <table:table-cell table:style-name="ce1" office:value-type="percentage" office:value="0.3" calcext:value-type="percentage">
            <text:p>30.00%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ño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versión(es)</text:p>
          </table:table-cell>
          <table:table-cell office:value-type="currency" office:currency="PEN" office:value="180000" calcext:value-type="currency">
            <text:p>S/180,000.0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Liquidación</text:p>
          </table:table-cell>
          <table:table-cell/>
          <table:table-cell table:style-name="ce2" table:number-columns-repeated="3"/>
          <table:table-cell table:style-name="ce2" office:value-type="currency" office:currency="PEN" office:value="0" calcext:value-type="currency">
            <text:p>S/0.00</text:p>
          </table:table-cell>
        </table:table-row>
        <table:table-row table:style-name="ro1">
          <table:table-cell office:value-type="string" calcext:value-type="string">
            <text:p>Ingresos</text:p>
          </table:table-cell>
          <table:table-cell/>
          <table:table-cell table:style-name="ce2" office:value-type="currency" office:currency="PEN" office:value="109500" calcext:value-type="currency">
            <text:p>S/109,500.00</text:p>
          </table:table-cell>
          <table:table-cell table:style-name="ce2" office:value-type="currency" office:currency="PEN" office:value="328500" calcext:value-type="currency">
            <text:p>S/328,500.00</text:p>
          </table:table-cell>
          <table:table-cell table:style-name="ce2" office:value-type="currency" office:currency="PEN" office:value="547500" calcext:value-type="currency">
            <text:p>S/547,500.00</text:p>
          </table:table-cell>
          <table:table-cell table:style-name="ce2" office:value-type="currency" office:currency="PEN" office:value="821250" calcext:value-type="currency">
            <text:p>S/821,250.00</text:p>
          </table:table-cell>
        </table:table-row>
        <table:table-row table:style-name="ro1">
          <table:table-cell office:value-type="string" calcext:value-type="string">
            <text:p>Costos variables</text:p>
          </table:table-cell>
          <table:table-cell/>
          <table:table-cell table:style-name="ce5" office:value-type="currency" office:currency="PEN" office:value="6000" calcext:value-type="currency">
            <text:p>S/6,000.00</text:p>
          </table:table-cell>
          <table:table-cell table:style-name="ce2" office:value-type="currency" office:currency="PEN" office:value="18000" calcext:value-type="currency">
            <text:p>S/18,000.00</text:p>
          </table:table-cell>
          <table:table-cell table:style-name="ce2" office:value-type="currency" office:currency="PEN" office:value="30000" calcext:value-type="currency">
            <text:p>S/30,000.00</text:p>
          </table:table-cell>
          <table:table-cell table:style-name="ce2" office:value-type="currency" office:currency="PEN" office:value="45000" calcext:value-type="currency">
            <text:p>S/45,000.00</text:p>
          </table:table-cell>
        </table:table-row>
        <table:table-row table:style-name="ro1">
          <table:table-cell office:value-type="string" calcext:value-type="string">
            <text:p>Costos fijos</text:p>
          </table:table-cell>
          <table:table-cell/>
          <table:table-cell table:number-columns-repeated="2" table:style-name="ce2" office:value-type="currency" office:currency="PEN" office:value="217512" calcext:value-type="currency">
            <text:p>S/217,512.00</text:p>
          </table:table-cell>
          <table:table-cell table:number-columns-repeated="2" table:style-name="ce2" office:value-type="currency" office:currency="PEN" office:value="277512" calcext:value-type="currency">
            <text:p>S/277,512.00</text:p>
          </table:table-cell>
        </table:table-row>
        <table:table-row table:style-name="ro1">
          <table:table-cell office:value-type="string" calcext:value-type="string">
            <text:p>FCN</text:p>
          </table:table-cell>
          <table:table-cell table:formula="of:=-[.B16]+[.B17]+[.B18]-[.B19]-[.B20]" office:value-type="currency" office:currency="PEN" office:value="-180000" calcext:value-type="currency">
            <text:p>S/-180,000.00</text:p>
          </table:table-cell>
          <table:table-cell table:style-name="ce6" table:formula="of:=-[.C16]+[.C17]+[.C18]-[.C19]-[.C20]" office:value-type="currency" office:currency="PEN" office:value="-114012" calcext:value-type="currency">
            <text:p>S/-114,012.00</text:p>
          </table:table-cell>
          <table:table-cell table:style-name="ce6" table:formula="of:=-[.D16]+[.D17]+[.D18]-[.D19]-[.D20]" office:value-type="currency" office:currency="PEN" office:value="92988" calcext:value-type="currency">
            <text:p>S/92,988.00</text:p>
          </table:table-cell>
          <table:table-cell table:style-name="ce6" table:formula="of:=-[.E16]+[.E17]+[.E18]-[.E19]-[.E20]" office:value-type="currency" office:currency="PEN" office:value="239988" calcext:value-type="currency">
            <text:p>S/239,988.00</text:p>
          </table:table-cell>
          <table:table-cell table:style-name="ce6" table:formula="of:=-[.F16]+[.F17]+[.F18]-[.F19]-[.F20]" office:value-type="currency" office:currency="PEN" office:value="498738" calcext:value-type="currency">
            <text:p>S/498,738.0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table:formula="of:=NPV([.B10]; [.C21:.F21])+[.B21]" office:value-type="currency" office:currency="PEN" office:value="168964.884259259" calcext:value-type="currency">
            <text:p>S/168,964.88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CT liquidación</text:p>
          </table:table-cell>
          <table:table-cell/>
          <table:table-cell table:style-name="ce2" table:number-columns-repeated="3"/>
          <table:table-cell table:style-name="ce2" table:formula="of:=[.B11]*[.F17]" office:value-type="currency" office:currency="PEN" office:value="0" calcext:value-type="currency">
            <text:p>S/0.00</text:p>
          </table:table-cell>
        </table:table-row>
        <table:table-row table:style-name="ro1">
          <table:table-cell office:value-type="string" calcext:value-type="string">
            <text:p>CT ingresos</text:p>
          </table:table-cell>
          <table:table-cell table:style-name="ce3"/>
          <table:table-cell table:style-name="ce2" table:formula="of:=[.B11]*[.C18]" office:value-type="currency" office:currency="PEN" office:value="32850" calcext:value-type="currency">
            <text:p>S/32,850.00</text:p>
          </table:table-cell>
          <table:table-cell table:style-name="ce2" table:formula="of:=[.B11]*[.D18]" office:value-type="currency" office:currency="PEN" office:value="98550" calcext:value-type="currency">
            <text:p>S/98,550.00</text:p>
          </table:table-cell>
          <table:table-cell table:style-name="ce2" table:formula="of:=[.B11]*[.E18]" office:value-type="currency" office:currency="PEN" office:value="164250" calcext:value-type="currency">
            <text:p>S/164,250.00</text:p>
          </table:table-cell>
          <table:table-cell table:style-name="ce2" table:formula="of:=[.B11]*[.F18]" office:value-type="currency" office:currency="PEN" office:value="246375" calcext:value-type="currency">
            <text:p>S/246,375.00</text:p>
          </table:table-cell>
        </table:table-row>
        <table:table-row table:style-name="ro1">
          <table:table-cell office:value-type="string" calcext:value-type="string">
            <text:p>AT Costos variables</text:p>
          </table:table-cell>
          <table:table-cell/>
          <table:table-cell table:style-name="ce2" table:formula="of:=[.B11]*[.C19]" office:value-type="currency" office:currency="PEN" office:value="1800" calcext:value-type="currency">
            <text:p>S/1,800.00</text:p>
          </table:table-cell>
          <table:table-cell table:style-name="ce2" table:formula="of:=[.B11]*[.D19]" office:value-type="currency" office:currency="PEN" office:value="5400" calcext:value-type="currency">
            <text:p>S/5,400.00</text:p>
          </table:table-cell>
          <table:table-cell table:style-name="ce2" table:formula="of:=[.B11]*[.E19]" office:value-type="currency" office:currency="PEN" office:value="9000" calcext:value-type="currency">
            <text:p>S/9,000.00</text:p>
          </table:table-cell>
          <table:table-cell table:style-name="ce2" table:formula="of:=[.B11]*[.F19]" office:value-type="currency" office:currency="PEN" office:value="13500" calcext:value-type="currency">
            <text:p>S/13,500.00</text:p>
          </table:table-cell>
        </table:table-row>
        <table:table-row table:style-name="ro1">
          <table:table-cell office:value-type="string" calcext:value-type="string">
            <text:p>AT Costos fijos</text:p>
          </table:table-cell>
          <table:table-cell/>
          <table:table-cell table:style-name="ce2" table:formula="of:=[.B11]*[.C20]" office:value-type="currency" office:currency="PEN" office:value="65253.6" calcext:value-type="currency">
            <text:p>S/65,253.60</text:p>
          </table:table-cell>
          <table:table-cell table:style-name="ce2" table:formula="of:=[.B11]*[.D20]" office:value-type="currency" office:currency="PEN" office:value="65253.6" calcext:value-type="currency">
            <text:p>S/65,253.60</text:p>
          </table:table-cell>
          <table:table-cell table:style-name="ce2" table:formula="of:=[.B11]*[.E20]" office:value-type="currency" office:currency="PEN" office:value="83253.6" calcext:value-type="currency">
            <text:p>S/83,253.60</text:p>
          </table:table-cell>
          <table:table-cell table:style-name="ce2" table:formula="of:=[.B11]*[.F20]" office:value-type="currency" office:currency="PEN" office:value="83253.6" calcext:value-type="currency">
            <text:p>S/83,253.60</text:p>
          </table:table-cell>
        </table:table-row>
        <table:table-row table:style-name="ro1">
          <table:table-cell office:value-type="string" calcext:value-type="string">
            <text:p>AT Depreciación</text:p>
          </table:table-cell>
          <table:table-cell/>
          <table:table-cell table:style-name="ce2" table:formula="of:=[.B11]*[.B16]/4" office:value-type="currency" office:currency="PEN" office:value="13500" calcext:value-type="currency">
            <text:p>S/13,500.00</text:p>
          </table:table-cell>
          <table:table-cell table:style-name="ce2" table:formula="of:=[.B11]*[.B16]/4" office:value-type="currency" office:currency="PEN" office:value="13500" calcext:value-type="currency">
            <text:p>S/13,500.00</text:p>
          </table:table-cell>
          <table:table-cell table:style-name="ce2" table:formula="of:=[.B11]*[.B16]/4" office:value-type="currency" office:currency="PEN" office:value="13500" calcext:value-type="currency">
            <text:p>S/13,500.00</text:p>
          </table:table-cell>
          <table:table-cell table:style-name="ce2" table:formula="of:=[.B11]*[.B16]/4" office:value-type="currency" office:currency="PEN" office:value="13500" calcext:value-type="currency">
            <text:p>S/13,500.00</text:p>
          </table:table-cell>
        </table:table-row>
        <table:table-row table:style-name="ro1">
          <table:table-cell office:value-type="string" calcext:value-type="string">
            <text:p>FCN Sunat</text:p>
          </table:table-cell>
          <table:table-cell table:formula="of:=-[.B25]-[.B26]+[.B27]+[.B28]+[.B29]" office:value-type="currency" office:currency="PEN" office:value="0" calcext:value-type="currency">
            <text:p>S/0.00</text:p>
          </table:table-cell>
          <table:table-cell table:style-name="ce2" table:formula="of:=-[.C25]-[.C26]+[.C27]+[.C28]+[.C29]" office:value-type="currency" office:currency="PEN" office:value="47703.6" calcext:value-type="currency">
            <text:p>S/47,703.60</text:p>
          </table:table-cell>
          <table:table-cell table:style-name="ce2" table:formula="of:=-[.D25]-[.D26]+[.D27]+[.D28]+[.D29]" office:value-type="currency" office:currency="PEN" office:value="-14396.4" calcext:value-type="currency">
            <text:p>S/-14,396.40</text:p>
          </table:table-cell>
          <table:table-cell table:style-name="ce2" table:formula="of:=-[.E25]-[.E26]+[.E27]+[.E28]+[.E29]" office:value-type="currency" office:currency="PEN" office:value="-58496.4" calcext:value-type="currency">
            <text:p>S/-58,496.40</text:p>
          </table:table-cell>
          <table:table-cell table:style-name="ce2" table:formula="of:=-[.F25]-[.F26]+[.F27]+[.F28]+[.F29]" office:value-type="currency" office:currency="PEN" office:value="-136121.4" calcext:value-type="currency">
            <text:p>S/-136,121.40</text:p>
          </table:table-cell>
        </table:table-row>
        <table:table-row table:style-name="ro1"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FCN d.i.</text:p>
          </table:table-cell>
          <table:table-cell table:formula="of:=[.B21]+[.B30]" office:value-type="currency" office:currency="PEN" office:value="-180000" calcext:value-type="currency">
            <text:p>S/-180,000.00</text:p>
          </table:table-cell>
          <table:table-cell table:style-name="ce6" table:formula="of:=[.C21]+[.C30]" office:value-type="currency" office:currency="PEN" office:value="-66308.4" calcext:value-type="currency">
            <text:p>S/-66,308.40</text:p>
          </table:table-cell>
          <table:table-cell table:style-name="ce6" table:formula="of:=[.D21]+[.D30]" office:value-type="currency" office:currency="PEN" office:value="78591.6" calcext:value-type="currency">
            <text:p>S/78,591.60</text:p>
          </table:table-cell>
          <table:table-cell table:style-name="ce6" table:formula="of:=[.E21]+[.E30]" office:value-type="currency" office:currency="PEN" office:value="181491.6" calcext:value-type="currency">
            <text:p>S/181,491.60</text:p>
          </table:table-cell>
          <table:table-cell table:style-name="ce6" table:formula="of:=[.F21]+[.F30]" office:value-type="currency" office:currency="PEN" office:value="362616.6" calcext:value-type="currency">
            <text:p>S/362,616.60</text:p>
          </table:table-cell>
        </table:table-row>
        <table:table-row table:style-name="ro1">
          <table:table-cell office:value-type="string" calcext:value-type="string">
            <text:p>VAN d.i.</text:p>
          </table:table-cell>
          <table:table-cell table:formula="of:=NPV([.B10]; [.C32:.F32])+[.B32]" office:value-type="currency" office:currency="PEN" office:value="99223.3356481482" calcext:value-type="currency">
            <text:p>S/99,223.34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TIR</text:p>
          </table:table-cell>
          <table:table-cell table:style-name="ce1" table:formula="of:=IRR([.B32:.F32])" office:value-type="percentage" office:value="0.344124362322421" calcext:value-type="percentage">
            <text:p>34.41%</text:p>
          </table:table-cell>
          <table:table-cell table:number-columns-repeated="4"/>
        </table:table-row>
      </table:table>
      <table:table table:name="Taxis" table:style-name="ta1">
        <table:shapes>
          <draw:frame draw:z-index="0" draw:style-name="gr1" draw:text-style-name="P1" svg:width="15.999cm" svg:height="8.999cm" svg:x="7.706cm" svg:y="1.263cm">
            <draw:object draw:notify-on-update-of-ranges="Taxis.A3:Taxis.A3 Taxis.A4:Taxis.A7 Taxis.B3:Taxis.B3 Taxis.B4:Taxis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Taxis afili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00" calcext:value-type="float">
            <text:p>4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percentage-style style:name="N108">
      <number:number number:decimal-places="3" number:min-integer-digits="1"/>
      <number:text>%</number:text>
    </number:percentage-style>
    <number:percentage-style style:name="N109">
      <number:number number:decimal-places="4" number:min-integer-digits="1"/>
      <number:text>%</number:text>
    </number:percentage-style>
    <number:percentage-style style:name="N110">
      <number:number number:decimal-places="5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22:30:34.6017287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7:03:04.725050929</meta:creation-date>
    <dc:date>2016-07-01T23:16:11.462634125</dc:date>
    <meta:editing-duration>PT1H43M43S</meta:editing-duration>
    <meta:editing-cycles>6</meta:editing-cycles>
    <meta:generator>LibreOffice/4.2.8.2$Linux_X86_64 LibreOffice_project/420m0$Build-2</meta:generator>
    <meta:document-statistic meta:table-count="2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67cm" svg:y="0.316cm" chart:style-name="ch2">
          <text:p>Crecimiento de taxis usuarios</text:p>
        </chart:title>
        <chart:legend chart:legend-position="end" svg:x="12.486cm" svg:y="4.201cm" style:legend-expansion="high" chart:style-name="ch3"/>
        <chart:plot-area chart:style-name="ch4" table:cell-range-address="Taxis.A3:Taxis.B7" chart:data-source-has-labels="both" svg:x="0.32cm" svg:y="1.301cm" svg:width="11.846cm" svg:height="6.538cm">
          <chartooo:coordinate-region svg:x="1.312cm" svg:y="1.5cm" svg:width="10.76cm" svg:height="5.692cm"/>
          <chart:axis chart:dimension="x" chart:name="primary-x" chart:style-name="ch5" chartooo:axis-type="auto">
            <chartooo:date-scale/>
            <chart:title svg:x="5.895cm" svg:y="8.019cm" chart:style-name="ch6">
              <text:p>Año</text:p>
            </chart:title>
            <chart:categories table:cell-range-address="Taxis.A4:Taxis.A7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Taxis.B4:Taxis.B7" chart:label-cell-address="Taxis.B3:Taxis.B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xis afiliados</text:p>
                <draw:g>
                  <svg:desc>Taxis.B3:Taxis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xis.A4:Taxis.A7</svg:desc>
                </draw:g>
              </table:table-cell>
              <table:table-cell office:value-type="float" office:value="600">
                <text:p>600</text:p>
                <draw:g>
                  <svg:desc>Taxis.B4:Taxis.B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500">
                <text:p>4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